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3093D6E81DEEED87156.png" manifest:media-type="image/png"/>
  <manifest:file-entry manifest:full-path="Pictures/1000A8B900004E9A00005EEBE0A52E2848FAA16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ff950e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147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4.443cm" fo:min-width="10.54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5.0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5.03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968472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draw:auto-grow-height="false" fo:min-height="1.147cm" fo:min-width="5.03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99ccff" draw:marker-start="" draw:marker-start-width="0.2cm" draw:marker-start-center="false" draw:marker-end="" draw:marker-end-width="0.2cm" draw:marker-end-center="false" svg:stroke-opacity="100%" draw:fill="none" draw:fill-color="#729fcf" draw:textarea-horizontal-align="justify" draw:textarea-vertical-align="middle" draw:auto-grow-height="false" fo:min-height="1.592cm" fo:min-width="5.78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</style:style>
    <style:style style:name="P3" style:family="paragraph">
      <loext:graphic-properties draw:fill="none" draw:fill-color="#729fcf"/>
      <style:paragraph-properties fo:margin-left="0cm" fo:margin-right="0cm" fo:margin-top="1cm" fo:margin-bottom="1cm" fo:line-height="100%" fo:text-align="center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1cm" fo:margin-bottom="1cm" fo:line-height="100%" fo:text-align="start" fo:text-indent="0cm" style:writing-mode="lr-tb">
        <style:tab-stops/>
      </style:paragraph-properties>
    </style:style>
    <style:style style:name="P6" style:family="paragraph">
      <loext:graphic-properties draw:fill="none" draw:fill-color="#729fcf"/>
      <style:paragraph-properties fo:margin-left="0cm" fo:margin-right="0cm" fo:margin-top="1cm" fo:margin-bottom="1cm" fo:line-height="100%" fo:text-align="start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>
        <style:tab-stops>
          <style:tab-stop style:position="5.08cm"/>
        </style:tab-stops>
      </style:paragraph-properties>
    </style:style>
    <style:style style:name="P12" style:family="paragraph">
      <style:paragraph-properties>
        <style:tab-stops>
          <style:tab-stop style:position="5.08cm"/>
          <style:tab-stop style:position="9.684cm"/>
        </style:tab-stops>
      </style:paragraph-properties>
    </style:style>
    <style:style style:name="P13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5a8fd2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Bitstream Vera Sans Mono1" fo:font-size="24pt" style:font-size-asian="24pt" style:font-size-complex="24pt"/>
    </style:style>
    <style:style style:name="T7" style:family="text">
      <style:text-properties style:font-name="Bitstream Vera Sans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5a8fd2" fo:font-size="26pt" style:font-size-asian="26pt" style:font-size-complex="26pt"/>
    </style:style>
    <style:style style:name="T10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systemd“ [SSA 1001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d Daemon 1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ID 1, wird vom Kernel gestartet</text:p>
              </text:list-item>
              <text:list-item>
                <text:p>Verwaltet (auch) System Daemons</text:p>
              </text:list-item>
              <text:list-item>
                <text:p>Initialisiert das System (mounts, loging Infrastruktur, Netzwerk, ...)</text:p>
              </text:list-item>
              <text:list-item>
                <text:p>Ersetzt <text:span text:style-name="T1">S</text:span><text:span text:style-name="T2">ystemV init</text:span> (/etc/init.d/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d Daemon 2/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allelisierte Abarbeitung</text:p>
              </text:list-item>
              <text:list-item>
                <text:p>Löst Abhängigkeiten selber auf</text:p>
              </text:list-item>
              <text:list-item>
                <text:p>Beendet Daemons richt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3" draw:layer="layout" svg:width="11.049cm" svg:height="1.397cm" svg:x="8.579cm" svg:y="16.054cm">
          <text:p text:style-name="P2"><text:span text:style-name="T3">Hardware (CPU, RAM, Disk, etc.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049cm" svg:height="1.397cm" svg:x="8.579cm" svg:y="14.654cm">
          <text:p text:style-name="P2"><text:span text:style-name="T3">Linux Kernel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34cm" svg:height="0.996cm" svg:x="17.004cm" svg:y="14.831cm">
          <draw:image xlink:href="Pictures/1000A8B900004E9A00005EEBE0A52E2848FAA160.svg" xlink:type="simple" xlink:show="embed" xlink:actuate="onLoad">
            <text:p/>
          </draw:image>
          <draw:image xlink:href="Pictures/1000020100000284000003093D6E81DEEED87156.png" xlink:type="simple" xlink:show="embed" xlink:actuate="onLoad"/>
        </draw:frame>
        <draw:custom-shape draw:style-name="gr5" draw:text-style-name="P6" draw:layer="layout" svg:width="11.049cm" svg:height="4.693cm" svg:x="8.579cm" svg:y="9.958cm">
          <text:p text:style-name="P5"><text:span text:style-name="T3">systemd (PID 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5.53cm" svg:height="1.397cm" svg:x="14.098cm" svg:y="9.954cm">
          <text:p text:style-name="P2"><text:span text:style-name="T3">journal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53cm" svg:height="1.397cm" svg:x="14.098cm" svg:y="11.354cm">
          <text:p text:style-name="P2"><text:span text:style-name="T3">networkd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.53cm" svg:height="1.397cm" svg:x="14.098cm" svg:y="12.754cm">
          <text:p text:style-name="P2"><text:span text:style-name="T3">logind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.285cm" svg:height="1.842cm" draw:transform="rotate (1.5707963267949) translate (8.579cm 9.953cm)">
          <text:p text:style-name="P5"><text:span text:style-name="T3">Dienste (httpd, sshd)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285cm" svg:height="1.842cm" draw:transform="rotate (1.5707963267949) translate (10.412cm 9.954cm)">
          <text:p text:style-name="P5"><text:span text:style-name="T3">Zeitgesteuerte Tasks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285cm" svg:height="1.842cm" draw:transform="rotate (1.5707963267949) translate (12.255cm 9.955cm)">
          <text:p text:style-name="P5"><text:span text:style-name="T3">Mounts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6.285cm" svg:height="1.842cm" draw:transform="rotate (1.5707963267949) translate (14.1cm 9.956cm)">
          <text:p text:style-name="P5"><text:span text:style-name="T3">Swap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6.285cm" svg:height="1.842cm" draw:transform="rotate (1.5707963267949) translate (15.94cm 9.957cm)">
          <text:p text:style-name="P5"><text:span text:style-name="T3">Sockets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6.285cm" svg:height="1.842cm" draw:transform="rotate (1.5707963267949) translate (17.786cm 9.958cm)">
          <text:p text:style-name="P5"><text:span text:style-name="T3">Devic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s: Dienste, Devices, Sockets, 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stemd verwaltet nicht nur Dienste</text:p>
              </text:list-item>
              <text:list-item>
                <text:p>Von systemd verwaltete Elemente werden als Units bezeichnet</text:p>
              </text:list-item>
              <text:list-item>
                <text:p>Units werden durch INI-Style Files definiert</text:p>
              </text:list-item>
              <text:list-item>
                <text:p>Units sind z.B.</text:p>
                <text:list>
                  <text:list-item>
                    <text:p>Daemons (systemV /etc/init.d/...)</text:p>
                  </text:list-item>
                  <text:list-item>
                    <text:p>Mounts (systemV /etc/fstab)</text:p>
                  </text:list-item>
                  <text:list-item>
                    <text:p>Verzeichnisse</text:p>
                  </text:list-item>
                  <text:list-item>
                    <text:p>Periodische Aufgaben (systemV Cr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I-Style Files mit denen Dienste, Mounts, etc. konfiguriert werden</text:p>
              </text:list-item>
              <text:list-item>
                <text:p><text:span text:style-name="T4">man 5 systemd.unit</text:span></text:p>
              </text:list-item>
              <text:list-item>
                <text:p>/usr/lib/systemd/system (Distro) oder /etc/systemd/system (Admin), /etc hat Vorra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Unit-File (service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[Unit]<text:line-break/>Description=Web Server<text:line-break/>Requires=network.target<text:line-break/>After=network.target<text:line-break/><text:line-break/>[Service]<text:line-break/>ExecStart=/usr/sbin/httpd -D FOREGROUND<text:line-break/>KillMode=mixed<text:line-break/>Restart=always<text:line-break/><text:line-break/>[Install]<text:line-break/>WantedBy=multi-user.target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Unit-File (timer)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8"><text:span text:style-name="T5">[Unit]</text:span><text:span text:style-name="T5"><text:line-break/></text:span><text:span text:style-name="T5">Description=Daily Cleanup of Temporary Directories</text:span><text:span text:style-name="T5"><text:line-break/></text:span><text:span text:style-name="T5">Documentation=man:tmpfiles.d(5) man:systemd-tmpfiles(8)</text:span><text:span text:style-name="T5"><text:line-break/></text:span><text:span text:style-name="T5"><text:line-break/></text:span><text:span text:style-name="T5">[Timer]</text:span><text:span text:style-name="T5"><text:line-break/></text:span><text:span text:style-name="T5">OnBootSec=15min</text:span><text:span text:style-name="T5"><text:line-break/></text:span><text:span text:style-name="T5">OnUnitActiveSec=1d</text:span>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Unit-File (mount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[Unit]<text:line-break/>Description=Temporary Directory<text:line-break/>Documentation=man:hier(7)<text:line-break/>Documentation=<text:a xlink:href="http://www.freedesktop.org/wiki/Software/systemd/APIFileSystems" xlink:type="simple">http://www.freedesktop.org/wiki/Software/systemd/APIFileSystems</text:a><text:line-break/>ConditionPathIsSymbolicLink=!/tmp<text:line-break/>DefaultDependencies=no<text:line-break/>Conflicts=umount.target<text:line-break/>Before=local-fs.target umount.target<text:line-break/>After=swap.target<text:line-break/><text:line-break/>[Mount]<text:line-break/>What=tmpfs<text:line-break/>Where=/tmp<text:line-break/>Type=tmpfs<text:line-break/>Options=mode=1777,strictatime,nosuid,nodev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Unit-File (socket)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 text:style-name="P8">[Unit]<text:line-break/>Description=Docker Socket for the API<text:line-break/>PartOf=docker.service<text:line-break/><text:line-break/>[Socket]<text:line-break/>ListenStream=/var/run/docker.sock<text:line-break/>SocketMode=0660<text:line-break/>SocketUser=root<text:line-break/>SocketGroup=docker<text:line-break/><text:line-break/>[Install]<text:line-break/>WantedBy=sockets.target</text:p>
          </draw:text-box>
        </draw:frame>
        <draw:frame draw:style-name="gr15" draw:text-style-name="P7" draw:layer="layout" svg:width="0.502cm" svg:height="1.187cm" svg:x="11.938cm" svg:y="20.06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Die wichtigsten Befehl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ctl 1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Äquivalent zu <text:span text:style-name="T1">service</text:span></text:p>
                <text:p><text:span text:style-name="T4">systemctl start $name.service</text:span><text:span text:style-name="T4"><text:line-break/></text:span><text:span text:style-name="T4">systemctl stop $name.service</text:span><text:span text:style-name="T4"><text:line-break/></text:span><text:span text:style-name="T4">systemctl reload $name.service</text:span><text:span text:style-name="T4"><text:line-break/></text:span><text:span text:style-name="T4">systemctl restart $name.service</text:span><text:span text:style-name="T4"><text:line-break/></text:span><text:span text:style-name="T4">systemctl status $name.service</text:span></text:p>
              </text:list-item>
              <text:list-item>
                <text:p>Wenn kein Unit-Typ angegeben ist, wird <text:span text:style-name="T1">.service</text:span> verwendet.</text:p>
              </text:list-item>
              <text:list-item>
                <text:p><text:span text:style-name="T4">man 1 systemct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ystemctl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Äquivalent zu <text:span text:style-name="T1">chkconfig</text:span> und <text:span text:style-name="T1">update-rc.d</text:span></text:p>
                <text:p><text:span text:style-name="T4">systemctl enable $name.service</text:span><text:span text:style-name="T4"><text:line-break/></text:span><text:span text:style-name="T4">systemctl disable $name.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ctl 3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tus eines Services prüfen</text:p>
                <text:p><text:span text:style-name="T4">systemctl status $name.service</text:span></text:p>
              </text:list-item>
              <text:list-item>
                <text:p>Geladene Services auflisten</text:p>
                <text:p><text:span text:style-name="T4">systemctl -t service</text:span></text:p>
              </text:list-item>
              <text:list-item>
                <text:p>Alle installierten Services auflisten</text:p>
                <text:p><text:span text:style-name="T4">systemctl list-unit-files -t service</text:span></text:p>
              </text:list-item>
              <text:list-item>
                <text:p>Status auflisten</text:p>
                <text:p><text:span text:style-name="T4">systemctl --state fail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systemd Targ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rgets sind vergleichbar mit Runlevels</text:p>
              </text:list-item>
              <text:list-item>
                <text:p>Standard target auslesen</text:p>
                <text:p><text:span text:style-name="T4">systemctl get-default</text:span></text:p>
              </text:list-item>
              <text:list-item>
                <text:p>Standard target setzen</text:p>
                <text:p><text:span text:style-name="T4">systemctl set-default $target</text:span></text:p>
              </text:list-item>
              <text:list-item>
                <text:p>Zur Laufzeit ändern</text:p>
                <text:p><text:span text:style-name="T4">systemctl isolate $target</text:span></text:p>
              </text:list-item>
              <text:list-item>
                <text:p>Targets auflisten</text:p>
                <text:p><text:span text:style-name="T4">systemctl -t targ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 2/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Targets sind in /usr/lib/systemd/system definiert</text:p>
            <text:list text:style-name="L2">
              <text:list-header>
                <text:p><text:span text:style-name="T6">[Unit]</text:span><text:span text:style-name="T6"><text:line-break/></text:span><text:span text:style-name="T6">Description=Graphical Interface</text:span><text:span text:style-name="T6"><text:line-break/></text:span><text:span text:style-name="T6">Documentation=man:systemd.special(7)</text:span><text:span text:style-name="T6"><text:line-break/></text:span><text:span text:style-name="T6">Requires=</text:span><text:span text:style-name="T7">multi-user.target</text:span><text:span text:style-name="T6"><text:line-break/></text:span><text:span text:style-name="T6">Wants=</text:span><text:span text:style-name="T7">display-manager.service</text:span><text:span text:style-name="T6"><text:line-break/></text:span><text:span text:style-name="T6">Conflicts=rescue.service rescue.target</text:span><text:span text:style-name="T6"><text:line-break/></text:span><text:span text:style-name="T6">After=multi-user.target rescue.service [...]</text:span><text:span text:style-name="T6"><text:line-break/></text:span><text:span text:style-name="T6">AllowIsolate=ye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rgets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arget als Kernel-Param. definieren</text:p>
                <text:list>
                  <text:list-item>
                    <text:p>systemd.unit=[target]</text:p>
                  </text:list-item>
                  <text:list-item>
                    <text:p>single, s, S oder 1 werden auch unterstützt</text:p>
                  </text:list-item>
                  <text:list-item>
                    <text:p>emergency ähnlich zu init=/bin/bash</text:p>
                  </text:list-item>
                </text:list>
              </text:list-item>
              <text:list-item>
                <text:p>Debug als Kernel-Param. definieren</text:p>
                <text:list>
                  <text:list-item>
                    <text:p>debug</text:p>
                  </text:list-item>
                  <text:list-item>
                    <text:p>debug systemd.log_target=kmsg log_buf_len=1M</text:p>
                  </text:list-item>
                  <text:list-item>
                    <text:p>debug systemd.log_target=console console=ttyS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systemd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1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igenschaften eines Units anzeigen</text:p>
                <text:p><text:span text:style-name="T4">systemctl show $name</text:span></text:p>
              </text:list-item>
              <text:list-item>
                <text:p>Spezifische Eigenschaft anzeigen</text:p>
                <text:p><text:span text:style-name="T4">systemctl show -p Restart $name</text:span></text:p>
              </text:list-item>
              <text:list-item>
                <text:p>Referenzen</text:p>
                <text:p><text:span text:style-name="T4">man systemd.exec</text:span><text:span text:style-name="T4"><text:line-break/></text:span><text:span text:style-name="T4">man systemd.service</text:span><text:span text:style-name="T4"><text:line-break/></text:span><text:span text:style-name="T4">man systemd.ki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2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am häufigsten gebrauchten Settings</text:p>
                <text:p text:style-name="P11"><text:span text:style-name="T8">Description</text:span><text:span text:style-name="T8"><text:tab/></text:span><text:span text:style-name="T8">= Beschreibung des Dienstes</text:span><text:span text:style-name="T8"><text:line-break/></text:span><text:span text:style-name="T8">After</text:span><text:span text:style-name="T8"><text:tab/></text:span><text:span text:style-name="T8">= Abhängigkeit definieren </text:span><text:span text:style-name="T8"><text:line-break/></text:span><text:span text:style-name="T8">Type</text:span><text:span text:style-name="T8"><text:tab/></text:span><text:span text:style-name="T8">= Typ des Dienstes (forking, non forking, etc.)</text:span><text:span text:style-name="T8"><text:line-break/></text:span><text:span text:style-name="T8"><text:line-break/></text:span><text:span text:style-name="T8">ExecStart</text:span><text:span text:style-name="T8"><text:tab/></text:span><text:span text:style-name="T8">= Binary welches gestartet wird</text:span><text:span text:style-name="T8"><text:line-break/></text:span><text:span text:style-name="T8">ExecReload</text:span><text:span text:style-name="T8"><text:tab/></text:span><text:span text:style-name="T8">= Command der bei einem Reload ausgeführt wird</text:span><text:span text:style-name="T8"><text:line-break/></text:span><text:span text:style-name="T8">ExecStop</text:span><text:span text:style-name="T8"><text:tab/></text:span><text:span text:style-name="T8">= Command(s) die beim Beenden ausgeführt werden</text:span><text:span text:style-name="T8"><text:line-break/></text:span><text:span text:style-name="T8">Restart</text:span><text:span text:style-name="T8"><text:tab/></text:span><text:span text:style-name="T8">= Restart nach Fehler/Exit</text:span><text:span text:style-name="T8"><text:line-break/></text:span><text:span text:style-name="T8"><text:line-break/></text:span><text:span text:style-name="T8">KillMode</text:span><text:span text:style-name="T8"><text:tab/></text:span><text:span text:style-name="T8">= Was wird alles beendet (cgroup, Prozess, etc.)</text:span><text:span text:style-name="T8"><text:line-break/></text:span><text:span text:style-name="T8">KillSignal</text:span><text:span text:style-name="T8"><text:tab/></text:span><text:span text:style-name="T8">= Signal das beim Beenden gesendet wir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3/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2">Erweiterte Settings</text:p>
                <text:p text:style-name="P12"><text:span text:style-name="T8">User</text:span><text:span text:style-name="T8"><text:tab/></text:span><text:span text:style-name="T8">= Unix User mit dem der Dienst gestartet wird</text:span><text:span text:style-name="T8"><text:line-break/></text:span><text:span text:style-name="T8">Group</text:span><text:span text:style-name="T8"><text:tab/></text:span><text:span text:style-name="T8">= Unix Gruppe mit dem der Dienst gestartet wird</text:span><text:span text:style-name="T8"><text:line-break/></text:span><text:span text:style-name="T8"><text:line-break/></text:span><text:span text:style-name="T8">CapabilityBoundingSet</text:span><text:span text:style-name="T8"><text:tab/></text:span><text:span text:style-name="T8">= Aktiviere Capabilities</text:span><text:span text:style-name="T8"><text:line-break/></text:span><text:span text:style-name="T8"><text:line-break/></text:span><text:span text:style-name="T8">ProtectSystem</text:span><text:span text:style-name="T8"><text:tab/></text:span><text:span text:style-name="T8">= Einschränkung der Schreibrechte</text:span><text:span text:style-name="T8"><text:line-break/></text:span><text:span text:style-name="T8">SystemCallFilter</text:span><text:span text:style-name="T8"><text:tab/></text:span><text:span text:style-name="T8">= Einschränkung der Syscalls</text:span><text:span text:style-name="T8"><text:line-break/></text:span><text:span text:style-name="T8"><text:line-break/></text:span><text:span text:style-name="T8">PrivateTmp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= Eigenes /tmp und /var/tmp</text:span><text:span text:style-name="T8"><text:line-break/></text:span><text:span text:style-name="T8">PrivateDevices</text:span><text:span text:style-name="T8"><text:tab/></text:span><text:span text:style-name="T8">= Eigenes /dev ohne z.B. sda</text:span><text:span text:style-name="T8"><text:line-break/></text:span><text:span text:style-name="T8">ProtectHom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8">= /home, /root, /run/users geschütz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rvice Units 4/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rop-Ins ergänzen Unit Files um spezifische Settings</text:p>
              </text:list-item>
              <text:list-item>
                <text:p>Beispiel:</text:p>
                <text:p><text:span text:style-name="T9">mkdir /etc/systemd/system/httpd.service.d</text:span></text:p>
                <text:p><text:span text:style-name="T9"><text:line-break/></text:span><text:span text:style-name="T9">vim /etc/systemd/system/httpd.service.d/50-httpd.conf</text:span></text:p>
                <text:p><text:span text:style-name="T5">[Service]</text:span></text:p>
                <text:p><text:span text:style-name="T5">OOMScoreAdjust=-1000</text:span></text:p>
                <text:p><text:span text:style-name="T9"/></text:p>
                <text:p><text:span text:style-name="T9">systemctl daemon-reload</text:span></text:p>
                <text:p><text:span text:style-name="T9">systemctl status http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cherheit + Stabilitä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Einschränkungen von Schreibrechten, Capabilities und Devices ist ein grosser Vorteil von systemd gegenüber SystemV init</text:p>
              </text:list-item>
              <text:list-item>
                <text:p>Durch die Einschränkung von Syscalls können auch sehr spezifische Angriffe abgefangen werden</text:p>
              </text:list-item>
              <text:list-item>
                <text:p>systemd kann zudem die zugesprochene CPU-Time, die Anzahl offener File Handels und viele weitere Ressourcen-Typen kontrollieren und einschrän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2">
        <draw:frame presentation:style-name="pr6" draw:text-style-name="P1" draw:layer="layout" svg:width="25.199cm" svg:height="16.255cm" svg:x="1.4cm" svg:y="0.837cm" presentation:class="subtitle">
          <draw:text-box>
            <text:p>systemd Timer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r Units 1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it systemd Timer können Cron ähnliche Tasks implementiert werden</text:p>
              </text:list-item>
              <text:list-item>
                <text:p><text:span text:style-name="T10">Vielseitige Möglichkeiten, den Intervall zu definieren</text:span></text:p>
              </text:list-item>
              <text:list-item>
                <text:p><text:span text:style-name="T4">man 5 systemd.ti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r Units 2/3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Timer bestehen aus einem .timer Unit und einem .service Unit</text:p>
              </text:list-item>
              <text:list-item>
                <text:p>Alternativ kann man mit systemd-run auch temporäre Tasks ohne .timer Unit erstellen</text:p>
                <text:p><text:span text:style-name="T4">systemd-run --on-active="1min" /opt/logger.sh</text:span></text:p>
              </text:list-item>
              <text:list-item>
                <text:p>Timer auflisten / löschen</text:p>
                <text:p><text:span text:style-name="T4">systemctl list-timers –all</text:span></text:p>
                <text:p><text:span text:style-name="T4">systemctl stop $na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imer Units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ILTO Funktionalität von cron muss separat umgesetzt werden</text:p>
                <text:p>siehe z.B:</text:p>
                <text:p><text:span text:style-name="T8">https://wiki.archlinux.org/index.php/Systemd/Timers#MAILT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1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Tux Logo</text:span><text:span text:style-name="T8"><text:line-break/></text:span><text:span text:style-name="T8">By gg3po, Iwan Gabovitch - Tux Mono SVG, based on File:NewTux.svg by gg3po which is based on File:Tux.png byLarry Ewing, GPL, </text:span><text:span text:style-name="T8"><text:a xlink:href="https://commons.wikimedia.org/w/index.php?curid=48629266" xlink:type="simple">https://commons.wikimedia.org/w/index.php?curid=48629266</text:a></text:span></text:p>
              </text:list-item>
              <text:list-item>
                <text:p><text:span text:style-name="T8">Slides</text:span></text:p>
                <text:p><text:span text:style-name="T8">Adfinis SyGroup AG, 2016, Attribution-NonCommercial 2.0</text:span><text:span text:style-name="T8"><text:line-break/></text:span><text:span text:style-name="T8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Bitstream Vera Sans Mono1" svg:font-family="'Bitstream Vera Sans Mono'" style:font-pitch="fixed"/>
    <style:font-face style:name="Bitstream Vera Sans Mono" svg:font-family="'Bitstream Vera Sans Mono'" style:font-pitch="variable"/>
    <style:font-face style:name="Liberation Sans3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2T15:32:06.172326691</dc:date>
    <meta:editing-duration>PT11H5M18S</meta:editing-duration>
    <meta:editing-cycles>90</meta:editing-cycles>
    <meta:generator>LibreOffice/5.0.6.2$Linux_X86_64 LibreOffice_project/00$Build-2</meta:generator>
    <meta:document-statistic meta:object-count="148"/>
    <meta:user-defined meta:name="Modul_Area">SSA</meta:user-defined>
    <meta:user-defined meta:name="Modul_ID">1001</meta:user-defined>
    <meta:user-defined meta:name="Modul_Name">systemd</meta:user-defined>
  </office:meta>
</office:document-meta>
</file>